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Tests.generateCod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itiveTests.generateWhen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ests.generateWhen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ReferenceTests.generatedWhenBeanReference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Tests.generateWhe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itiveTests.generatedWhenUnicodeEscapedCharReturnsEsca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ferenceTests.generatedWhenBeanReference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Tests.generateWhenCgli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Tests.generateWhenStr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s.generateWhen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Tests.generateWhenLinked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mitiveTests.generateWhenSimpleEscapedCharReturnsEsca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ceptionTests.Sample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setTests.generateWhen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generateWhenGeneric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Tests.generateWhenClass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mitiveTests.generateWhen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ReferenceTests.generatedWhenBeanNam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ListTests.generateWhenEmptyManag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umTests.generateWhenEnumWithClass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DefinitionPropertyValueCodeGeneratorTests.createPropertyValuesCodeGenerator( GeneratedClass generat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s.generateWhen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ests.generateWhenString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s.testEscaped( char value , String expectedSource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Tests.generateWhenMapWithOverTen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ullTests.generateWhe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Tests.generateWhenListOfUnsupporte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nagedListTests.generateWhenStringManag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imitiveTests.generateWhen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Tests.generateWhenWrapp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TypeTests.generateWhenSimple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ests.generateWhenLinkedHas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Tests.generateWhenSmall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mitiveTests.generateWhen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Tests.generateWhenPrimitiv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yValueCodeGeneratorTests.compile( Object value , BiConsumer &lt; Object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nagedSetTests.generateWhenStringManag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dMapTests.generateWhenEmptyManag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mitiveTests.generateWhen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itiveTests.generateWhen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Tests.generateWhenSetOf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mitiveTests.generateWhen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ceptionTests.generateWhenUnsupportedDataTyp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MapTests.generateWhenManag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umTests.generateWhen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TypeTests.generateWhenNone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dSetTests.generateWhenEmptyManag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Tests.generateWhe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TypeTests.generateWhenNestedGeneric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